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9e5e"/>
    </style:style>
    <style:style style:name="P2" style:family="paragraph" style:parent-style-name="Standard">
      <style:text-properties officeooo:paragraph-rsid="000c9e5e"/>
    </style:style>
    <style:style style:name="P3" style:family="paragraph" style:parent-style-name="Standard">
      <style:text-properties fo:font-style="normal" fo:font-weight="bold" officeooo:rsid="0006ad2f" officeooo:paragraph-rsid="000c9e5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officeooo:rsid="0021a88e" officeooo:paragraph-rsid="000c9e5e" style:font-size-asian="10pt" style:font-style-asian="normal" style:font-weight-asian="normal" style:font-style-complex="normal" style:font-weight-complex="bold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2f40" style:font-weight-asian="bold" style:font-weight-complex="bold"/>
    </style:style>
    <style:style style:name="T3" style:family="text">
      <style:text-properties fo:font-weight="bold" officeooo:rsid="001eba3f" style:font-weight-asian="bold" style:font-weight-complex="bold"/>
    </style:style>
    <style:style style:name="T4" style:family="text">
      <style:text-properties fo:font-weight="bold" officeooo:rsid="001d9670" style:font-weight-asian="bold" style:font-weight-complex="bold"/>
    </style:style>
    <style:style style:name="T5" style:family="text">
      <style:text-properties fo:font-weight="bold" officeooo:rsid="0018d5c0" style:font-weight-asian="bold" style:font-weight-complex="bold"/>
    </style:style>
    <style:style style:name="T6" style:family="text">
      <style:text-properties fo:font-weight="bold" officeooo:rsid="000c9e5e" style:font-weight-asian="bold" style:font-weight-complex="bold"/>
    </style:style>
    <style:style style:name="T7" style:family="text">
      <style:text-properties fo:font-weight="bold" officeooo:rsid="000c85c5" style:font-weight-asian="bold" style:font-weight-complex="bold"/>
    </style:style>
    <style:style style:name="T8" style:family="text">
      <style:text-properties officeooo:rsid="001d9670"/>
    </style:style>
    <style:style style:name="T9" style:family="text">
      <style:text-properties officeooo:rsid="000c9e5e"/>
    </style:style>
    <style:style style:name="T10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11" style:family="text">
      <style:text-properties fo:color="#7a7e85" loext:opacity="100%" style:font-name="JetBrains Mono" fo:font-size="10pt" style:font-size-asian="10pt"/>
    </style:style>
    <style:style style:name="T12" style:family="text">
      <style:text-properties fo:font-weight="normal" officeooo:rsid="000aa5bf" style:font-weight-asian="normal" style:font-weight-complex="normal"/>
    </style:style>
    <style:style style:name="T13" style:family="text">
      <style:text-properties fo:font-weight="normal" officeooo:rsid="0021a88e" style:font-weight-asian="normal" style:font-weight-complex="normal"/>
    </style:style>
    <style:style style:name="T14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5" style:family="text">
      <style:text-properties fo:color="#bcbec4" loext:opacity="100%" style:font-name="JetBrains Mono" fo:font-size="10pt" style:font-size-asian="10pt"/>
    </style:style>
    <style:style style:name="T16" style:family="text">
      <style:text-properties fo:color="#bcbec4" loext:opacity="100%" style:font-name="JetBrains Mono" fo:font-size="10pt" style:font-size-asian="10pt"/>
    </style:style>
    <style:style style:name="T17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18" style:family="text">
      <style:text-properties fo:color="#2aacb8" loext:opacity="100%" style:font-name="JetBrains Mono" fo:font-size="10pt" style:font-size-asian="10pt"/>
    </style:style>
    <style:style style:name="T19" style:family="text">
      <style:text-properties fo:color="#2aacb8" loext:opacity="100%" style:font-name="JetBrains Mono" fo:font-size="10pt" style:font-size-asian="10pt"/>
    </style:style>
    <style:style style:name="T20" style:family="text">
      <style:text-properties fo:color="#2aacb8" loext:opacity="100%"/>
    </style:style>
    <style:style style:name="T21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2" style:family="text">
      <style:text-properties fo:color="#cf8e6d" loext:opacity="100%" style:font-name="JetBrains Mono" fo:font-size="10pt" style:font-size-asian="10pt"/>
    </style:style>
    <style:style style:name="T23" style:family="text">
      <style:text-properties fo:color="#cf8e6d" loext:opacity="100%" style:font-name="JetBrains Mono" fo:font-size="10pt" style:font-size-asian="10pt"/>
    </style:style>
    <style:style style:name="T24" style:family="text">
      <style:text-properties fo:color="#cf8e6d" loext:opacity="100%"/>
    </style:style>
    <style:style style:name="T25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6" style:family="text">
      <style:text-properties fo:color="#8888c6" loext:opacity="100%" style:font-name="JetBrains Mono" fo:font-size="10pt" style:font-size-asian="10pt"/>
    </style:style>
    <style:style style:name="T27" style:family="text">
      <style:text-properties fo:color="#8888c6" loext:opacity="100%" style:font-name="JetBrains Mono" fo:font-size="10pt" style:font-size-asian="10pt"/>
    </style:style>
    <style:style style:name="T28" style:family="text">
      <style:text-properties fo:color="#8888c6" loext:opacity="100%"/>
    </style:style>
    <style:style style:name="T29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30" style:family="text">
      <style:text-properties fo:color="#6aab73" loext:opacity="100%" style:font-name="JetBrains Mono" fo:font-size="10pt" style:font-size-asian="10pt"/>
    </style:style>
    <style:style style:name="T31" style:family="text">
      <style:text-properties fo:color="#6aab73" loext:opacity="100%" style:font-name="JetBrains Mono" fo:font-size="10pt" style:font-size-asian="10pt"/>
    </style:style>
    <style:style style:name="T32" style:family="text">
      <style:text-properties fo:color="#6aab73" loext:opacity="100%"/>
    </style:style>
    <style:style style:name="T33" style:family="text">
      <style:text-properties officeooo:rsid="000c85c5"/>
    </style:style>
    <style:style style:name="T34" style:family="text">
      <style:text-properties officeooo:rsid="000e8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 занятие № </text:span><text:span text:style-name="T3">1</text:span><text:span text:style-name="T6">3</text:span></text:p>
      <text:p text:style-name="P2"><text:span text:style-name="T4">Тема</text:span><text:span text:style-name="T8">:</text:span> составление программ с матрицами в IDEPyCharmCommunity.</text:p>
      <text:p text:style-name="P2"><text:span text:style-name="T1">Цел</text:span><text:span text:style-name="T5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p>
      <text:p text:style-name="P2"/>
      <text:p text:style-name="P2"><text:span text:style-name="T1">Постановка задачи </text:span><text:span text:style-name="T2">1</text:span><text:span text:style-name="T6">3</text:span><text:span text:style-name="T2">_1</text:span></text:p>
      <text:p text:style-name="Standard">В матрице элементы первого столбца в<text:span text:style-name="T34">о</text:span>звести в куб.</text:p>
      <text:p text:style-name="P3">Тип алгоритма: <text:span text:style-name="T12">линейный</text:span><text:span text:style-name="T13">.</text:span></text:p>
      <text:p text:style-name="P5"/>
      <text:p text:style-name="P4">Текст программы:</text:p>
      <text:p text:style-name="P7"><text:span text:style-name="T22">import </text:span><text:span text:style-name="T15">random</text:span><text:line-break/><text:span text:style-name="T15">matrix = [[random.randint(</text:span><text:span text:style-name="T18">1</text:span><text:span text:style-name="T15">,</text:span><text:span text:style-name="T18">10</text:span><text:span text:style-name="T15">) </text:span><text:span text:style-name="T22">for </text:span><text:span text:style-name="T15">_ </text:span><text:span text:style-name="T22">in </text:span><text:span text:style-name="T26">range</text:span><text:span text:style-name="T15">(</text:span><text:span text:style-name="T18">3</text:span><text:span text:style-name="T15">)] </text:span><text:span text:style-name="T22">for </text:span><text:span text:style-name="T15">_ </text:span><text:span text:style-name="T22">in </text:span><text:span text:style-name="T26">range</text:span><text:span text:style-name="T15">(</text:span><text:span text:style-name="T18">3</text:span><text:span text:style-name="T15">)]</text:span><text:line-break/><text:span text:style-name="T26">print</text:span><text:span text:style-name="T15">(</text:span><text:span text:style-name="T30">"Исходная матрица:"</text:span><text:span text:style-name="T15">)</text:span><text:line-break/><text:span text:style-name="T22">for </text:span><text:span text:style-name="T15">row </text:span><text:span text:style-name="T22">in </text:span><text:span text:style-name="T15">matrix:</text:span><text:line-break/><text:span text:style-name="T15"> <text:s text:c="3"/></text:span><text:span text:style-name="T26">print</text:span><text:span text:style-name="T15">(row)</text:span><text:line-break/><text:span text:style-name="T15">new_matrix = [[col **</text:span><text:span text:style-name="T18">3 </text:span><text:span text:style-name="T22">if </text:span><text:span text:style-name="T15">idx == </text:span><text:span text:style-name="T18">0 </text:span><text:span text:style-name="T22">else </text:span><text:span text:style-name="T15">col </text:span><text:span text:style-name="T22">for </text:span><text:span text:style-name="T15">idx,col </text:span><text:span text:style-name="T22">in </text:span><text:span text:style-name="T26">enumerate</text:span><text:span text:style-name="T15">(row)] </text:span><text:span text:style-name="T22">for </text:span><text:span text:style-name="T15">row </text:span><text:span text:style-name="T22">in </text:span><text:span text:style-name="T15">matrix]</text:span><text:line-break/><text:span text:style-name="T26">print</text:span><text:span text:style-name="T15">(</text:span><text:span text:style-name="T30">"</text:span><text:span text:style-name="T22">\n</text:span><text:span text:style-name="T30"> Исходная матрица:"</text:span><text:span text:style-name="T15">)</text:span><text:line-break/><text:span text:style-name="T22">for </text:span><text:span text:style-name="T15">row </text:span><text:span text:style-name="T22">in </text:span><text:span text:style-name="T15">new_matrix:</text:span><text:line-break/><text:span text:style-name="T15"> <text:s text:c="3"/></text:span><text:span text:style-name="T26">print</text:span><text:span text:style-name="T15">(row)</text:span></text:p>
      <text:p text:style-name="P4">Протокол работы программы:</text:p>
      <text:p text:style-name="P4">Исходная матрица:</text:p>
      <text:p text:style-name="P4">[1, 7, 7]</text:p>
      <text:p text:style-name="P4">[1, 3, 1]</text:p>
      <text:p text:style-name="P4">[8, 10, 2]</text:p>
      <text:p text:style-name="P4"/>
      <text:p text:style-name="P4"><text:s/>Исходная матрица:</text:p>
      <text:p text:style-name="P4">[1, 7, 7]</text:p>
      <text:p text:style-name="P4">[1, 3, 1]</text:p>
      <text:p text:style-name="P4">[512, 10, 2]</text:p>
      <text:p text:style-name="P4"/>
      <text:p text:style-name="P5"><text:span text:style-name="T1">Постановка задачи </text:span><text:span text:style-name="T2">1</text:span><text:span text:style-name="T6">3</text:span><text:span text:style-name="T2">_2</text:span></text:p>
      <text:p text:style-name="Standard">Сгенерировать матрицу, в которой элементы больше 10 заменяются на 0.</text:p>
      <text:p text:style-name="P3">Тип алгоритма: <text:span text:style-name="T12">линейный</text:span><text:span text:style-name="T13">.</text:span></text:p>
      <text:p text:style-name="P5"/>
      <text:p text:style-name="P4">Текст программы:</text:p>
      <text:p text:style-name="P6"><text:span text:style-name="T24">import </text:span>random<text:line-break/>matrix = [[random.randint(<text:span text:style-name="T20">1</text:span>,<text:span text:style-name="T20">20</text:span>) <text:span text:style-name="T24">for </text:span>_ <text:span text:style-name="T24">in </text:span><text:span text:style-name="T28">range</text:span>(<text:span text:style-name="T20">3</text:span>)] <text:span text:style-name="T24">for </text:span>_ <text:span text:style-name="T24">in </text:span><text:span text:style-name="T28">range</text:span>(<text:span text:style-name="T20">3</text:span>)]<text:line-break/><text:span text:style-name="T28">print</text:span>(<text:span text:style-name="T32">"Исходная матрица:"</text:span>)<text:line-break/><text:span text:style-name="T24">for </text:span>row <text:span text:style-name="T24">in </text:span>matrix:<text:line-break/> <text:s text:c="3"/><text:span text:style-name="T28">print</text:span>(row)<text:line-break/>new_matrix = [[<text:span text:style-name="T20">0 </text:span><text:span text:style-name="T24">if </text:span>x &gt; <text:span text:style-name="T20">10 </text:span><text:span text:style-name="T24">else </text:span>x <text:span text:style-name="T24">for </text:span>x <text:span text:style-name="T24">in </text:span>row] <text:span text:style-name="T24">for </text:span>row <text:span text:style-name="T24">in </text:span>matrix]<text:line-break/><text:span text:style-name="T28">print</text:span>(<text:span text:style-name="T32">'</text:span><text:span text:style-name="T24">\n</text:span><text:span text:style-name="T32">Итоговая матрица:'</text:span>)<text:line-break/><text:span text:style-name="T24">for </text:span>row <text:span text:style-name="T24">in </text:span>new_matrix:<text:line-break/> <text:s text:c="3"/><text:span text:style-name="T28">print</text:span>(row)</text:p>
      <text:p text:style-name="P4">Протокол работы программы:</text:p>
      <text:p text:style-name="P4">Исходная матрица:</text:p>
      <text:p text:style-name="P4">Исходная матрица:</text:p>
      <text:p text:style-name="P4">[12, 20, 15]</text:p>
      <text:p text:style-name="P4">[8, 8, 4]</text:p>
      <text:p text:style-name="P4">[11, 19, 4]</text:p>
      <text:p text:style-name="P4"/>
      <text:p text:style-name="P4"><text:soft-page-break/>Итоговая матрица:</text:p>
      <text:p text:style-name="P4">[0, 0, 0]</text:p>
      <text:p text:style-name="P4">[8, 8, 4]</text:p>
      <text:p text:style-name="P4">[0, 0, 4]</text:p>
      <text:p text:style-name="P4"/>
      <text:p text:style-name="P5"><text:span text:style-name="T7">Вывод: </text:span><text:span text:style-name="T33">закрепи</text:span><text:span text:style-name="T9">ла</text:span><text:span text:style-name="T33"> усвоенные знания, понятия, алгоритмы, основные принципы составления программ, приобре</text:span><text:span text:style-name="T9">ла</text:span><text:span text:style-name="T33"> навыки составление программ с использованием с матриц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06T14:43:25.265274532</dc:date>
    <meta:editing-cycles>4</meta:editing-cycles>
    <meta:editing-duration>PT23M55S</meta:editing-duration>
    <meta:document-statistic meta:table-count="0" meta:image-count="0" meta:object-count="0" meta:page-count="2" meta:paragraph-count="33" meta:word-count="231" meta:character-count="1533" meta:non-whitespace-character-count="1318"/>
    <meta:user-defined meta:name="Поле 1"/>
    <meta:user-defined meta:name="Поле 2"/>
    <meta:user-defined meta:name="Поле 3"/>
    <meta:user-defined meta:name="Поле 4"/>
  </office:meta>
</office:document-meta>
</file>